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cc66ff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>
      <style:table-cell-properties fo:background-color="#ccff00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6600"/>
      <style:text-properties fo:color="#ffcc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 table:number-columns-repeated="2"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3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-0.03" calcext:value-type="percentage">
            <text:p>-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/>
          <table:table-cell table:style-name="ce8" office:value-type="percentage" office:value="0.34" calcext:value-type="percentage">
            <text:p>34.00%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-0.016" calcext:value-type="percentage">
            <text:p>-1.60%</text:p>
          </table:table-cell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5" office:value-type="percentage" office:value="2.83" calcext:value-type="percentage">
            <text:p>28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6" calcext:value-type="float">
            <text:p>36</text:p>
          </table:table-cell>
          <table:table-cell office:value-type="percentage" office:value="0.6163" calcext:value-type="percentage">
            <text:p>61.63%</text:p>
          </table:table-cell>
          <table:table-cell/>
          <table:table-cell table:style-name="ce5" office:value-type="percentage" office:value="6.73" calcext:value-type="percentage">
            <text:p>673.00%</text:p>
          </table:table-cell>
          <table:table-cell table:style-name="ce5" office:value-type="percentage" office:value="0.18" calcext:value-type="percentage">
            <text:p>1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15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8" calcext:value-type="float">
            <text:p>38</text:p>
          </table:table-cell>
          <table:table-cell table:style-name="Default"/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00/00/00</text:date>, <text:time style:data-style-name="N2" text:time-value="20:29:50.7028537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4T23:27:59.127154363</dc:date>
    <meta:editing-duration>P2DT1H53M11S</meta:editing-duration>
    <meta:editing-cycles>54</meta:editing-cycles>
    <meta:generator>LibreOffice/5.1.6.2$Linux_X86_64 LibreOffice_project/10m0$Build-2</meta:generator>
    <meta:document-statistic meta:table-count="1" meta:cell-count="235" meta:object-count="0"/>
  </office:meta>
</office:document-meta>
</file>